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831c" officeooo:paragraph-rsid="0019831c"/>
    </style:style>
    <style:style style:name="P2" style:family="paragraph" style:parent-style-name="Standard">
      <style:text-properties officeooo:rsid="001ab7c1" officeooo:paragraph-rsid="001ab7c1"/>
    </style:style>
    <style:style style:name="T1" style:family="text">
      <style:text-properties officeooo:rsid="001a92b8"/>
    </style:style>
    <style:style style:name="T2" style:family="text">
      <style:text-properties officeooo:rsid="001ab7c1"/>
    </style:style>
    <style:style style:name="T3" style:family="text">
      <style:text-properties officeooo:rsid="001ac206"/>
    </style:style>
    <style:style style:name="T4" style:family="text">
      <style:text-properties officeooo:rsid="001cb006"/>
    </style:style>
    <style:style style:name="T5" style:family="text">
      <style:text-properties officeooo:rsid="001e95af"/>
    </style:style>
    <style:style style:name="T6" style:family="text">
      <style:text-properties officeooo:rsid="001ea0e2"/>
    </style:style>
    <style:style style:name="T7" style:family="text">
      <style:text-properties officeooo:rsid="00207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chrichtensprecher:</text:p>
      <text:p text:style-name="P1"><text:tab/>Guten Abend und willkommen bei de<text:span text:style-name="T7">n</text:span> <text:span text:style-name="T7">BBC News</text:span> <text:span text:style-name="T2">am 28</text:span>. <text:span text:style-name="T2">Juni 1919 </text:span><text:span text:style-name="T5">um <text:tab/>19:00</text:span><text:span text:style-name="T2">.</text:span></text:p>
      <text:p text:style-name="P1"><text:tab/>Heute wurde in Versailles ein Friedensvertrag zwischen den Ländern, die im <text:tab/>Krieg mitgekämpft haben, unterzeichnet. In diesem Vertrag wurde <text:tab/>Deutschland zu zahlreichen Konzessionen verpflichtet. <text:span text:style-name="T6">Sie</text:span> haben zum <text:tab/>Beispiel große Teile <text:span text:style-name="T6">ihres</text:span> Territoriums und all <text:span text:style-name="T6">ihre</text:span> Kolonien verloren.</text:p>
      <text:p text:style-name="P1"><text:tab/>Auch <text:span text:style-name="T6">ihr</text:span> Militär wurde auf 100.000 Mann reduziert und eine Abschaffung der <text:tab/>Wehrpflicht wurde erzwungen. Zudem müssen Reparationen in Höhe von <text:s/><text:tab/>226 Milliarden Reichsmark sowie verschiedenen Sachleistungen an <text:tab/>Frankreich und Großbrittanien gezahlt werden. Und nun Schalten wir zu <text:tab/>unserem Korrespondenten <text:span text:style-name="T6">James</text:span><text:span text:style-name="T1"> Gaaaa</text:span> in Versailles, wo der Vertrag <text:tab/>unterzeichnet wurde.</text:p>
      <text:p text:style-name="P1"/>
      <text:p text:style-name="P2"><text:tab/>Das war<text:span text:style-name="T7">en </text:span>die <text:span text:style-name="T7">BBC News</text:span>, <text:span text:style-name="T3">ich wünsche ihnen </text:span><text:span text:style-name="T4">noch</text:span><text:span text:style-name="T3"> einen guten Aben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03:21.070623604</meta:creation-date>
    <dc:date>2022-09-15T08:34:33.298630860</dc:date>
    <meta:editing-duration>PT31M11S</meta:editing-duration>
    <meta:editing-cycles>8</meta:editing-cycles>
    <meta:generator>LibreOffice/7.4.1.1$Linux_X86_64 LibreOffice_project/40$Build-1</meta:generator>
    <meta:document-statistic meta:table-count="0" meta:image-count="0" meta:object-count="0" meta:page-count="1" meta:paragraph-count="5" meta:word-count="113" meta:character-count="809" meta:non-whitespace-character-count="687"/>
  </office:meta>
</office:document-meta>
</file>